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ath draw:style-name="gr3" draw:text-style-name="P1" draw:layer="layout" svg:width="17.158cm" svg:height="17.087cm" draw:transform="skewX (0.205076187109334) rotate (-0.831823921500498) translate (16.4114014629877cm -5.91366669928884cm)" svg:viewBox="0 0 17159 17088" svg:d="M0 17088h12205c12204 0-1980-17088-1980-1708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8T20:39:11.089170317</dc:date>
    <dc:creator>elucterio </dc:creator>
    <meta:editing-duration>PT1M10S</meta:editing-duration>
    <meta:editing-cycles>6</meta:editing-cycles>
    <meta:generator>LibreOffice/4.2.8.2$Linux_X86_64 LibreOffice_project/420m0$Build-2</meta:generator>
    <meta:document-statistic meta:object-count="6"/>
  </office:meta>
</office:document-meta>
</file>